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41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transparent"/>
    </style:style>
    <style:style style:name="ce10" style:family="table-cell" style:parent-style-name="Default" style:data-style-name="N1">
      <style:table-cell-properties fo:background-color="#ffff99"/>
    </style:style>
    <style:style style:name="ce11" style:family="table-cell" style:parent-style-name="Default" style:data-style-name="N2">
      <style:table-cell-properties fo:background-color="#ffff99"/>
    </style:style>
    <style:style style:name="ce12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7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3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3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3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9" table:formula="of:=[.C8]/[.E8]" office:value-type="float" office:value="7.22222222222222" calcext:value-type="float">
            <text:p>7</text:p>
          </table:table-cell>
          <table:table-cell table:style-name="ce3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3" table:formula="of:=[.C9]/[.D9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3" table:formula="of:=[.C10]/[.D10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utemaster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86" calcext:value-type="float">
            <text:p>86</text:p>
          </table:table-cell>
          <table:table-cell table:style-name="ce10" office:value-type="float" office:value="14" calcext:value-type="float">
            <text:p>14</text:p>
          </table:table-cell>
          <table:table-cell table:style-name="ce11" table:formula="of:=[.C11]/[.D11]" office:value-type="float" office:value="6.14285714285714" calcext:value-type="float">
            <text:p>6.1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Leyland Atlantean PDR1/1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104" calcext:value-type="float">
            <text:p>104</text:p>
          </table:table-cell>
          <table:table-cell table:style-name="ce10" office:value-type="float" office:value="16" calcext:value-type="float">
            <text:p>16</text:p>
          </table:table-cell>
          <table:table-cell table:style-name="ce11" table:formula="of:=[.C12]/[.D12]" office:value-type="float" office:value="6.5" calcext:value-type="float">
            <text:p>6.50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Leyland Atlantean AN68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14" calcext:value-type="float">
            <text:p>114</text:p>
          </table:table-cell>
          <table:table-cell table:style-name="ce9" table:formula="of:=[.C13]/[.E13]" office:value-type="float" office:value="17.5384615384615" calcext:value-type="float">
            <text:p>18</text:p>
          </table:table-cell>
          <table:table-cell table:style-name="ce12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National (1)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27" calcext:value-type="float">
            <text:p>127</text:p>
          </table:table-cell>
          <table:table-cell table:style-name="ce9" table:formula="of:=[.C14]/[.E14]" office:value-type="float" office:value="19.5384615384615" calcext:value-type="float">
            <text:p>20</text:p>
          </table:table-cell>
          <table:table-cell table:style-name="ce12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Dennis Dominator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float" office:value="160" calcext:value-type="float">
            <text:p>160</text:p>
          </table:table-cell>
          <table:table-cell table:style-name="ce9" table:formula="of:=[.C15]/[.E12]" office:value-type="float" office:value="24.6153846153846" calcext:value-type="float">
            <text:p>25</text:p>
          </table:table-cell>
          <table:table-cell table:style-name="ce12" table:formula="of:=[.C15]/[.D15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Lynx</text:p>
          </table:table-cell>
          <table:table-cell table:style-name="ce5" office:value-type="float" office:value="1980" calcext:value-type="float">
            <text:p>1980</text:p>
          </table:table-cell>
          <table:table-cell table:style-name="ce5" office:value-type="float" office:value="194" calcext:value-type="float">
            <text:p>194</text:p>
          </table:table-cell>
          <table:table-cell table:style-name="ce9" table:formula="of:=[.C16]/[.E13]" office:value-type="float" office:value="29.8461538461538" calcext:value-type="float">
            <text:p>30</text:p>
          </table:table-cell>
          <table:table-cell table:style-name="ce12" table:formula="of:=[.C16]/[.D16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Delta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85" calcext:value-type="float">
            <text:p>185</text:p>
          </table:table-cell>
          <table:table-cell table:style-name="ce9" table:formula="of:=[.C17]/[.E14]" office:value-type="float" office:value="28.4615384615385" calcext:value-type="float">
            <text:p>28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MetroRider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123" calcext:value-type="float">
            <text:p>123</text:p>
          </table:table-cell>
          <table:table-cell table:style-name="ce9" table:formula="of:=[.C18]/[.E18]" office:value-type="float" office:value="21.9642857142857" calcext:value-type="float">
            <text:p>22</text:p>
          </table:table-cell>
          <table:table-cell table:style-name="ce12" office:value-type="float" office:value="5.6" calcext:value-type="float">
            <text:p>5.6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Volvo Olympian</text:p>
          </table:table-cell>
          <table:table-cell table:style-name="ce5" office:value-type="float" office:value="1993" calcext:value-type="float">
            <text:p>1993</text:p>
          </table:table-cell>
          <table:table-cell table:style-name="ce5" office:value-type="float" office:value="183" calcext:value-type="float">
            <text:p>183</text:p>
          </table:table-cell>
          <table:table-cell table:style-name="ce9" table:formula="of:=[.C19]/[.E19]" office:value-type="float" office:value="36.6" calcext:value-type="float">
            <text:p>37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Excel</text:p>
          </table:table-cell>
          <table:table-cell table:style-name="ce5" office:value-type="float" office:value="1995" calcext:value-type="float">
            <text:p>1995</text:p>
          </table:table-cell>
          <table:table-cell table:style-name="ce5" office:value-type="float" office:value="160" calcext:value-type="float">
            <text:p>160</text:p>
          </table:table-cell>
          <table:table-cell table:style-name="ce9" table:formula="of:=[.C20]/[.E20]" office:value-type="float" office:value="32" calcext:value-type="float">
            <text:p>32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Mercedes Citaro G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float" office:value="260" calcext:value-type="float">
            <text:p>260</text:p>
          </table:table-cell>
          <table:table-cell table:style-name="ce9" table:formula="of:=[.C21]/[.E21]" office:value-type="float" office:value="52" calcext:value-type="float">
            <text:p>52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Mercedes Citaro K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float" office:value="210" calcext:value-type="float">
            <text:p>210</text:p>
          </table:table-cell>
          <table:table-cell table:style-name="ce9" table:formula="of:=[.C22]/[.E22]" office:value-type="float" office:value="42" calcext:value-type="float">
            <text:p>42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Solo</text:p>
          </table:table-cell>
          <table:table-cell table:style-name="ce5" office:value-type="float" office:value="1998" calcext:value-type="float">
            <text:p>1998</text:p>
          </table:table-cell>
          <table:table-cell table:style-name="ce5" office:value-type="float" office:value="110" calcext:value-type="float">
            <text:p>110</text:p>
          </table:table-cell>
          <table:table-cell table:style-name="ce9" table:formula="of:=[.C23]/[.E23]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Excel 2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office:value-type="float" office:value="208" calcext:value-type="float">
            <text:p>208</text:p>
          </table:table-cell>
          <table:table-cell table:style-name="ce9" table:formula="of:=[.C24]/[.E24]" office:value-type="float" office:value="39.2452830188679" calcext:value-type="float">
            <text:p>39</text:p>
          </table:table-cell>
          <table:table-cell table:style-name="ce12" office:value-type="float" office:value="5.3" calcext:value-type="float">
            <text:p>5.3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Alero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float" office:value="93" calcext:value-type="float">
            <text:p>93</text:p>
          </table:table-cell>
          <table:table-cell table:style-name="ce9" table:formula="of:=[.C25]/[.E25]" office:value-type="float" office:value="15" calcext:value-type="float">
            <text:p>15</text:p>
          </table:table-cell>
          <table:table-cell table:style-name="ce12" office:value-type="float" office:value="6.2" calcext:value-type="float">
            <text:p>6.2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Wright Electrocity</text:p>
          </table:table-cell>
          <table:table-cell table:style-name="ce5" office:value-type="float" office:value="2002" calcext:value-type="float">
            <text:p>2002</text:p>
          </table:table-cell>
          <table:table-cell table:style-name="ce5" office:value-type="float" office:value="175" calcext:value-type="float">
            <text:p>175</text:p>
          </table:table-cell>
          <table:table-cell table:style-name="ce9" table:formula="of:=[.C26]/[.E26]" office:value-type="float" office:value="35" calcext:value-type="float">
            <text:p>35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Tempo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205" calcext:value-type="float">
            <text:p>205</text:p>
          </table:table-cell>
          <table:table-cell table:style-name="ce9" table:formula="of:=[.C27]/[.E27]" office:value-type="float" office:value="39.0476190476191" calcext:value-type="float">
            <text:p>39</text:p>
          </table:table-cell>
          <table:table-cell table:style-name="ce12" office:value-type="float" office:value="5.25" calcext:value-type="float">
            <text:p>5.25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Cateno Lavente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340" calcext:value-type="float">
            <text:p>340</text:p>
          </table:table-cell>
          <table:table-cell table:style-name="ce9" table:formula="of:=[.C28]/[.E28]" office:value-type="float" office:value="28.3333333333333" calcext:value-type="float">
            <text:p>28</text:p>
          </table:table-cell>
          <table:table-cell table:style-name="ce12" office:value-type="float" office:value="12" calcext:value-type="float">
            <text:p>12.00</text:p>
          </table:table-cell>
          <table:table-cell table:style-name="ce5" table:number-columns-repeated="1019"/>
        </table:table-row>
        <table:table-row table:style-name="ro1">
          <table:table-cell table:style-name="ce4" office:value-type="string" calcext:value-type="string">
            <text:p>Dennis Enviro400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55" calcext:value-type="float">
            <text:p>55</text:p>
          </table:table-cell>
          <table:table-cell table:style-name="ce11" table:formula="of:=[.C29]/[.D29]" office:value-type="float" office:value="4.18181818181818" calcext:value-type="float">
            <text:p>4.18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Wright Streetcar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298" calcext:value-type="float">
            <text:p>298</text:p>
          </table:table-cell>
          <table:table-cell table:style-name="ce9" table:formula="of:=[.C30]/[.E30]" office:value-type="float" office:value="48.4552845528455" calcext:value-type="float">
            <text:p>48</text:p>
          </table:table-cell>
          <table:table-cell table:style-name="ce12" office:value-type="float" office:value="6.15" calcext:value-type="float">
            <text:p>6.15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float" office:value="2011" calcext:value-type="float">
            <text:p>2011</text:p>
          </table:table-cell>
          <table:table-cell office:value-type="float" office:value="210" calcext:value-type="float">
            <text:p>210</text:p>
          </table:table-cell>
          <table:table-cell table:style-name="ce9" table:formula="of:=[.C31]/[.E31]" office:value-type="float" office:value="40" calcext:value-type="float">
            <text:p>40</text:p>
          </table:table-cell>
          <table:table-cell table:style-name="ce12" office:value-type="float" office:value="5.25" calcext:value-type="float">
            <text:p>5.25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table:formula="of:=[.B20]/[.A20]" office:value-type="float" office:value="0.29940119760479" calcext:value-type="float">
            <text:p>0.30</text:p>
          </table:table-cell>
          <table:table-cell table:formula="of:=[.C20]*60*60" office:value-type="float" office:value="1077.84431137725" calcext:value-type="float">
            <text:p>1077.84</text:p>
          </table:table-cell>
          <table:table-cell table:formula="of:=[.D20]/12960" office:value-type="float" office:value="0.083166999334664" calcext:value-type="float">
            <text:p>0.08</text:p>
          </table:table-cell>
          <table:table-cell table:formula="of:=[.E20]/0.44704" office:value-type="float" office:value="0.186039279112974" calcext:value-type="float">
            <text:p>0.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[.B21]/[.A21]" office:value-type="float" office:value="1.75438596491228" calcext:value-type="float">
            <text:p>1.75</text:p>
          </table:table-cell>
          <table:table-cell table:formula="of:=[.C21]*60*60" office:value-type="float" office:value="6315.78947368421" calcext:value-type="float">
            <text:p>6315.79</text:p>
          </table:table-cell>
          <table:table-cell table:formula="of:=[.D21]/12960" office:value-type="float" office:value="0.487329434697856" calcext:value-type="float">
            <text:p>0.49</text:p>
          </table:table-cell>
          <table:table-cell table:formula="of:=[.E21]/0.44704" office:value-type="float" office:value="1.09012489866199" calcext:value-type="float">
            <text:p>1.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0H43M34S" calcext:value-type="time">
            <text:p>00:43:34</text:p>
          </table:table-cell>
          <table:table-cell table:style-name="ce6" office:value-type="time" office:time-value="PT00H44M50S" calcext:value-type="time">
            <text:p>00:44:5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1M16S" calcext:value-type="time">
            <text:p>00:01: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 style:data-style-name="N2" text:time-value="18:52:23.0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3DT16H3M10S</meta:editing-duration>
    <meta:editing-cycles>27</meta:editing-cycles>
    <meta:initial-creator>James Petts</meta:initial-creator>
    <dc:date>2017-02-25T21:40:47.129000000</dc:date>
    <dc:creator>James Petts</dc:creator>
    <meta:document-statistic meta:table-count="7" meta:cell-count="506" meta:object-count="0"/>
  </office:meta>
</office:document-meta>
</file>